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es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s" fo:country="ES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s" fo:country="ES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8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9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8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19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2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4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6" style:parent-style-name="Standard" style:family="paragraph">
      <style:paragraph-properties fo:text-align="end"/>
      <style:text-properties style:font-name="Arial" fo:font-weight="bold" style:font-weight-asian="bold" style:font-weight-complex="bold" fo:font-size="16pt" style:font-size-asian="16pt" style:font-size-complex="16pt" fo:language="es" fo:country="ES"/>
    </style:style>
    <style:style style:name="P27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28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29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30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31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32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33" style:parent-style-name="Standard" style:family="paragraph">
      <style:paragraph-properties fo:text-align="end"/>
      <style:text-properties style:font-name="Arial" fo:font-size="13pt" style:font-size-asian="13pt" style:font-size-complex="13pt" fo:language="es" fo:country="ES"/>
    </style:style>
    <style:style style:name="P34" style:parent-style-name="Título2" style:family="paragraph">
      <style:text-properties fo:language="es" fo:country="ES"/>
    </style:style>
    <style:style style:name="P35" style:parent-style-name="Textbody" style:family="paragraph">
      <style:text-properties fo:language="es" fo:country="ES"/>
    </style:style>
    <style:style style:name="P36" style:parent-style-name="Textbody" style:family="paragraph">
      <style:text-properties fo:language="es" fo:country="ES"/>
    </style:style>
    <style:style style:name="P37" style:parent-style-name="Textbody" style:family="paragraph">
      <style:text-properties fo:language="es" fo:country="ES"/>
    </style:style>
    <style:style style:name="P38" style:parent-style-name="Título2" style:family="paragraph">
      <style:text-properties fo:language="es" fo:country="ES"/>
    </style:style>
    <style:style style:name="P39" style:parent-style-name="Textbody" style:family="paragraph">
      <style:text-properties fo:language="es" fo:country="ES"/>
    </style:style>
    <style:style style:name="P40" style:parent-style-name="Título2" style:family="paragraph">
      <style:text-properties fo:language="es" fo:country="ES"/>
    </style:style>
    <style:style style:name="T41" style:parent-style-name="Fuentedepárrafopredeter." style:family="text">
      <style:text-properties fo:color="#000000" fo:font-size="12pt" style:font-size-asian="12pt" style:font-size-complex="12pt" fo:language="es" fo:country="ES"/>
    </style:style>
    <style:style style:name="T42" style:parent-style-name="Fuentedepárrafopredeter." style:family="text">
      <style:text-properties fo:color="#000000" fo:font-size="12pt" style:font-size-asian="12pt" style:font-size-complex="12pt" fo:language="es" fo:country="ES"/>
    </style:style>
    <style:style style:name="T43" style:parent-style-name="Fuentedepárrafopredeter." style:family="text">
      <style:text-properties fo:color="#000000" fo:font-size="12pt" style:font-size-asian="12pt" style:font-size-complex="12pt" fo:language="es" fo:country="ES"/>
    </style:style>
    <style:style style:name="P44" style:parent-style-name="Standard" style:family="paragraph">
      <style:paragraph-properties fo:text-align="justify"/>
      <style:text-properties style:font-name="Arial" fo:font-weight="bold" style:font-weight-asian="bold" fo:font-size="18pt" style:font-size-asian="18pt" style:font-size-complex="18pt" fo:language="es" fo:country="ES"/>
    </style:style>
    <style:style style:name="P45" style:parent-style-name="Título2" style:family="paragraph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P48" style:parent-style-name="Textbody" style:family="paragraph">
      <style:text-properties fo:language="es" fo:country="ES"/>
    </style:style>
    <style:style style:name="P49" style:parent-style-name="Textbody" style:family="paragraph">
      <style:text-properties fo:font-size="12pt" style:font-size-asian="12pt" style:font-size-complex="12pt" fo:language="es" fo:country="ES"/>
    </style:style>
    <style:style style:name="P50" style:parent-style-name="Textbody" style:family="paragraph">
      <style:text-properties fo:font-size="12pt" style:font-size-asian="12pt" style:font-size-complex="12pt" fo:language="es" fo:country="ES"/>
    </style:style>
    <style:style style:name="P51" style:parent-style-name="Textbody" style:family="paragraph">
      <style:text-properties fo:language="es" fo:country="ES"/>
    </style:style>
    <style:style style:name="P52" style:parent-style-name="Textbody" style:family="paragraph">
      <style:text-properties fo:font-size="12pt" style:font-size-asian="12pt" style:font-size-complex="12pt"/>
    </style:style>
    <style:style style:name="P53" style:parent-style-name="Textbody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3"/>
      <text:p text:style-name="P4"/>
      <text:p text:style-name="P5">Idea de negocio</text:p>
      <text:p text:style-name="P6"/>
      <text:p text:style-name="P7"/>
      <text:p text:style-name="P8">Loldb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Frank Gomis Montes</text:p>
      <text:p text:style-name="P30"/>
      <text:p text:style-name="P31">Daniel Costana Matos</text:p>
      <text:p text:style-name="P32"/>
      <text:p text:style-name="P33">Aleksandar Stoychev Shopov</text:p>
      <text:h text:style-name="P34" text:outline-level="2"/>
      <text:p text:style-name="P35"/>
      <text:p text:style-name="P36"/>
      <text:p text:style-name="P37"/>
      <text:h text:style-name="P38" text:outline-level="2"/>
      <text:p text:style-name="P39"/>
      <text:h text:style-name="P40" text:outline-level="2"><text:bookmark-start text:name="__RefHeading___Toc370_3850243776"/><text:soft-page-break/>Definición del negocio<text:bookmark-end text:name="__RefHeading___Toc370_3850243776"/></text:h>
      <text:p text:style-name="Textbody"><text:span text:style-name="T41">Nuestra empresa se dedica al desarrollo de aplicaciones y<text:s/></text:span><text:span text:style-name="T42">herramientas web relacionadas con el videojuego multijugador online League of Legends, teniendo como principal aplicación Loldb. La herramienta loldb es una plataforma para crear, editar y compartir “builds” de League of Legends. Estas “builds” són combina</text:span><text:span text:style-name="T43">ciones de un total de 6 objetos que usará el jugador durante una partida del juego y són una parte fundamental de la estrategía detrás de este por lo que crear y conocer distintos tipos es fundamental para progresar.</text:span></text:p>
      <text:p text:style-name="P44"/>
      <text:h text:style-name="P45" text:outline-level="2"><text:bookmark-start text:name="__RefHeading___Toc372_3850243776"/>Equipo<text:bookmark-end text:name="__RefHeading___Toc372_3850243776"/></text:h>
      <text:p text:style-name="Textbody">La empresa cuenta con dos activos y socios. No tenemos prevista la incorporación de más personal.</text:p>
      <text:p text:style-name="Textbody"><text:span text:style-name="T46">El trabajo serà dividido en dos partes diferenciadas: programación y gestión. La parte de programación, desarrollo, etc. estarà assignada a nuestro empleado con perfil de programador, mient</text:span><text:span text:style-name="T47">ras que el resto (gestión, marketing, etc) està asignado al otro empleado.</text:span></text:p>
      <text:p text:style-name="P48"/>
      <text:p text:style-name="P49">Frank Gomis: Encargado Departamento de Desarrollo de Aplicaciones.</text:p>
      <text:p text:style-name="P50">Daniel Costana: Encargado del Departamento de Marketing.</text:p>
      <text:p text:style-name="P51"/>
      <text:h text:style-name="Título2" text:outline-level="2">Viabilidad en el mercado</text:h>
      <text:p text:style-name="P52">Debido a la creciente popularidad de los deportes electrónicos o e-sports actualmente cada vez hay más interés en herramientas que faciliten a los jugadores poder progresar y mejorar en estos juegos. Teniendo en cuenta este factor y que League of Legends actualmente es uno de los e-sports más populares y con mayor número de jugadores activos en la actualidad creemos que la demanda para el tipo de aplicación que queremos crear es muy alta.</text:p>
      <text:h text:style-name="Título2" text:outline-level="2"/>
      <text:h text:style-name="Título2" text:outline-level="2">Costes</text:h>
      <text:p text:style-name="P53">Los únicos costes previstos para este proyecto són los del alojamiento y mantenimiento de<text:s/>la página web principal y de la base de datos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Arial" style:font-name-asian="Arial" style:font-name-complex="Arial"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Arial" style:font-name-asian="Arial" style:font-name-complex="Arial" fo:font-size="11.5pt" style:font-size-asian="11.5pt" style:font-size-complex="11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</dc:creator>
    <meta:creation-date>2017-10-23T09:22:00Z</meta:creation-date>
    <dc:date>2019-01-11T12:15:00Z</dc:date>
    <meta:template xlink:href="Normal.dotm" xlink:type="simple"/>
    <meta:editing-cycles>23</meta:editing-cycles>
    <meta:editing-duration>PT14520S</meta:editing-duration>
    <meta:document-statistic meta:page-count="2" meta:paragraph-count="3" meta:word-count="274" meta:character-count="1783" meta:row-count="12" meta:non-whitespace-character-count="1512"/>
  </office:meta>
</office:document-meta>
</file>